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062cm"/>
    </style:style>
    <style:style style:name="co4" style:family="table-column">
      <style:table-column-properties fo:break-before="auto" style:column-width="1.25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italic" style:font-weight-asian="bold" style:font-name-complex="Noto Sans Arabic" style:font-size-complex="16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0fff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objet incorporé (OLE) 1" draw:style-name="gr1" draw:text-style-name="P1" svg:width="0.321cm" svg:height="0.474cm" svg:x="6.996cm" svg:y="0.56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objet incorporé (OLE) 2" draw:style-name="gr1" draw:text-style-name="P1" svg:width="0.971cm" svg:height="0.559cm" svg:x="5.436cm" svg:y="1.109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objet incorporé (OLE) 3" draw:style-name="gr1" draw:text-style-name="P1" svg:width="0.973cm" svg:height="0.559cm" svg:x="6.694cm" svg:y="1.102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1" table:number-columns-repeated="3" table:default-cell-style-name="ce2"/>
        <table:table-row table:style-name="ro1">
          <table:table-cell table:style-name="ce1" table:number-columns-repeated="8"/>
          <table:table-cell/>
        </table:table-row>
        <table:table-row table:style-name="ro2">
          <table:table-cell table:style-name="ce1"/>
          <table:table-cell table:style-name="ce3" office:value-type="string" calcext:value-type="string">
            <text:p>S </text:p>
          </table:table-cell>
          <table:table-cell table:style-name="ce3" office:value-type="string" calcext:value-type="string">
            <text:p>R </text:p>
          </table:table-cell>
          <table:table-cell table:style-name="ce3" office:value-type="string" calcext:value-type="string">
            <text:p>CLK</text:p>
          </table:table-cell>
          <table:table-cell table:style-name="ce3" office:value-type="string" calcext:value-type="string">
            <text:p>Q 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remarque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number-columns-repeated="3" table:style-name="ce4" office:value-type="string" calcext:value-type="string">
            <text:p>X</text:p>
          </table:table-cell>
          <table:table-cell table:style-name="ce5">
            <draw:frame draw:z-index="3" draw:name="objet incorporé (OLE) 4" draw:style-name="gr1" draw:text-style-name="P1" svg:width="0.971cm" svg:height="0.559cm" svg:x="0.108cm" svg:y="0.586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5">
            <draw:frame draw:z-index="4" draw:name="objet incorporé (OLE) 5" draw:style-name="gr1" draw:text-style-name="P1" svg:width="0.973cm" svg:height="0.559cm" svg:x="0.088cm" svg:y="0.585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6" office:value-type="string" calcext:value-type="string">
            <text:p>mémoire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number-columns-repeated="2"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>↓</text:p>
          </table:table-cell>
          <table:table-cell table:style-name="ce5" table:number-columns-repeated="2"/>
          <table:table-cell table:style-name="ce6" office:value-type="string" calcext:value-type="string">
            <text:p>mémoire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↓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mise à 0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>↓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mise à 1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number-columns-repeated="2"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↓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état interdit 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8"/>
          <table:table-cell/>
        </table:table-row>
        <table:table-row table:style-name="ro3" table:number-rows-repeated="10">
          <table:table-cell table:number-columns-repeated="9"/>
        </table:table-row>
        <table:table-row table:style-name="ro3">
          <table:table-cell table:number-columns-repeated="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08:08:35.7017901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22:16:00.611090298</meta:creation-date>
    <dc:date>2024-04-22T08:10:49.351602717</dc:date>
    <meta:editing-duration>PT26M25S</meta:editing-duration>
    <meta:editing-cycles>11</meta:editing-cycles>
    <meta:generator>LibreOffice/7.6.5.2$Linux_X86_64 LibreOffice_project/60$Build-2</meta:generator>
    <meta:document-statistic meta:table-count="1" meta:cell-count="32" meta:object-count="5"/>
  </office:meta>
</office:document-meta>
</file>

<file path=Object 1/content.xml><?xml version="1.0" encoding="utf-8"?>
<math xmlns="http://www.w3.org/1998/Math/MathML" display="block">
  <semantics>
    <mover accent="true">
      <mi>Q</mi>
      <mo>¯</mo>
    </mover>
    <annotation encoding="StarMath 5.0">overline {Q} </annotation>
  </semantics>
</math>
</file>

<file path=Object 2/content.xml><?xml version="1.0" encoding="utf-8"?>
<math xmlns="http://www.w3.org/1998/Math/MathML" display="block">
  <semantics>
    <msub>
      <mi>Q</mi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sub>
    <annotation encoding="StarMath 5.0">Q_{(n-1)} </annotation>
  </semantics>
</math>
</file>

<file path=Object 3/content.xml><?xml version="1.0" encoding="utf-8"?>
<math xmlns="http://www.w3.org/1998/Math/MathML" display="block">
  <semantics>
    <mover accent="true">
      <msub>
        <mi>Q</mi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</msub>
      <mo>¯</mo>
    </mover>
    <annotation encoding="StarMath 5.0">overline {Q_{(n-1)}} </annotation>
  </semantics>
</math>
</file>

<file path=Object 4/content.xml><?xml version="1.0" encoding="utf-8"?>
<math xmlns="http://www.w3.org/1998/Math/MathML" display="block">
  <semantics>
    <msub>
      <mi>Q</mi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sub>
    <annotation encoding="StarMath 5.0">Q_{(n-1)} </annotation>
  </semantics>
</math>
</file>

<file path=Object 5/content.xml><?xml version="1.0" encoding="utf-8"?>
<math xmlns="http://www.w3.org/1998/Math/MathML" display="block">
  <semantics>
    <mover accent="true">
      <msub>
        <mi>Q</mi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</msub>
      <mo>¯</mo>
    </mover>
    <annotation encoding="StarMath 5.0">overline {Q_{(n-1)}} </annotation>
  </semantics>
</math>
</file>